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965in"/>
    </style:style>
    <style:style style:name="P2" style:parent-style-name="Quotations" style:family="paragraph">
      <style:paragraph-properties fo:margin-bottom="0.0416in"/>
    </style:style>
    <style:style style:name="T3" style:parent-style-name="StrongEmphasis" style:family="text">
      <style:text-properties style:font-name="Calibri, sans-serif" fo:color="#212121" fo:font-size="11pt" style:font-size-asian="11pt" fo:background-color="#FFFFFF" style:text-underline-type="single" style:text-underline-style="solid" style:text-underline-width="auto" style:text-underline-mode="continuous"/>
    </style:style>
    <style:style style:name="T4" style:parent-style-name="StrongEmphasis" style:family="text">
      <style:text-properties style:font-name="Calibri, sans-serif" fo:color="#212121" fo:font-size="11pt" style:font-size-asian="11pt" fo:background-color="#FFFFFF"/>
    </style:style>
    <style:style style:name="P5" style:parent-style-name="Quotations" style:list-style-name="LFO1" style:family="paragraph">
      <style:paragraph-properties fo:margin-bottom="0in" fo:margin-left="0.3937in" fo:text-indent="0in" fo:background-color="#FFFFFF">
        <style:tab-stops/>
      </style:paragraph-properties>
    </style:style>
    <style:style style:name="T6" style:parent-style-name="DefaultParagraphFont" style:family="text">
      <style:text-properties style:font-name="Calibri, sans-serif" fo:color="#212121" fo:font-size="11pt" style:font-size-asian="11pt"/>
    </style:style>
    <style:style style:name="T7" style:parent-style-name="DefaultParagraphFont" style:family="text">
      <style:text-properties style:font-name="Calibri, sans-serif" fo:color="#212121" fo:font-size="11pt" style:font-size-asian="11pt"/>
    </style:style>
    <style:style style:name="P8" style:parent-style-name="Quotations" style:family="paragraph">
      <style:text-properties style:font-name="Calibri, sans-serif" fo:color="#FF0000" fo:font-size="10.5pt" style:font-size-asian="10.5pt" style:text-underline-type="single" style:text-underline-style="solid" style:text-underline-width="auto" style:text-underline-mode="continuous"/>
    </style:style>
    <style:style style:name="P9" style:parent-style-name="Quotations" style:list-style-name="LFO2" style:family="paragraph">
      <style:paragraph-properties fo:margin-bottom="0in" fo:margin-left="0.3937in" fo:text-indent="0in" fo:background-color="#FFFFFF">
        <style:tab-stops/>
      </style:paragraph-properties>
    </style:style>
    <style:style style:name="T10" style:parent-style-name="DefaultParagraphFont" style:family="text">
      <style:text-properties style:font-name="Calibri, sans-serif" fo:color="#212121" fo:font-size="11pt" style:font-size-asian="11pt"/>
    </style:style>
    <style:style style:name="T11" style:parent-style-name="DefaultParagraphFont" style:family="text">
      <style:text-properties style:font-name="Calibri, sans-serif" fo:color="#212121" fo:font-size="11pt" style:font-size-asian="11pt"/>
    </style:style>
    <style:style style:name="P12"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3"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4"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5"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6"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7"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8" style:parent-style-name="Quotations" style:family="paragraph">
      <style:paragraph-properties fo:margin-bottom="0in" fo:margin-left="0in" fo:background-color="#FFFFFF">
        <style:tab-stops/>
      </style:paragraph-properties>
      <style:text-properties style:font-name="Segoe UI" fo:color="#212121" fo:font-size="11pt" style:font-size-asian="11pt"/>
    </style:style>
    <style:style style:name="P19" style:parent-style-name="Quotations" style:list-style-name="LFO3" style:family="paragraph">
      <style:paragraph-properties fo:margin-bottom="0in" fo:margin-left="0.3937in" fo:text-indent="0in" fo:background-color="#FFFFFF">
        <style:tab-stops/>
      </style:paragraph-properties>
    </style:style>
    <style:style style:name="T20" style:parent-style-name="DefaultParagraphFont" style:family="text">
      <style:text-properties style:font-name="Calibri, sans-serif" fo:color="#212121" fo:font-size="11pt" style:font-size-asian="11pt"/>
    </style:style>
    <style:style style:name="T21" style:parent-style-name="DefaultParagraphFont" style:family="text">
      <style:text-properties style:font-name="Calibri, sans-serif" fo:color="#212121" fo:font-size="11pt" style:font-size-asian="11pt"/>
    </style:style>
    <style:style style:name="T22" style:parent-style-name="DefaultParagraphFont" style:family="text">
      <style:text-properties fo:color="#212121"/>
    </style:style>
    <style:style style:name="T23"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24" style:parent-style-name="Quotations" style:list-style-name="LFO4" style:family="paragraph">
      <style:paragraph-properties fo:margin-bottom="0in" fo:margin-left="0.3937in" fo:text-indent="0in" fo:background-color="#FFFFFF">
        <style:tab-stops/>
      </style:paragraph-properties>
    </style:style>
    <style:style style:name="T25" style:parent-style-name="DefaultParagraphFont" style:family="text">
      <style:text-properties style:font-name="Calibri, sans-serif" fo:color="#212121" fo:font-size="11pt" style:font-size-asian="11pt"/>
    </style:style>
    <style:style style:name="T26" style:parent-style-name="DefaultParagraphFont" style:family="text">
      <style:text-properties style:font-name="Calibri, sans-serif" fo:color="#212121" fo:font-size="11pt" style:font-size-asian="11pt"/>
    </style:style>
    <style:style style:name="T27" style:parent-style-name="DefaultParagraphFont" style:family="text">
      <style:text-properties fo:color="#212121"/>
    </style:style>
    <style:style style:name="T28"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29"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30" style:parent-style-name="Quotations" style:list-style-name="LFO5" style:family="paragraph">
      <style:paragraph-properties fo:margin-bottom="0in" fo:margin-left="0.3937in" fo:text-indent="0in" fo:background-color="#FFFFFF">
        <style:tab-stops/>
      </style:paragraph-properties>
    </style:style>
    <style:style style:name="T31" style:parent-style-name="DefaultParagraphFont" style:family="text">
      <style:text-properties style:font-name="Calibri, sans-serif" fo:color="#212121" fo:font-size="11pt" style:font-size-asian="11pt"/>
    </style:style>
    <style:style style:name="T32" style:parent-style-name="DefaultParagraphFont" style:family="text">
      <style:text-properties style:font-name="Calibri, sans-serif" fo:color="#212121" fo:font-size="11pt" style:font-size-asian="11pt"/>
    </style:style>
    <style:style style:name="T33" style:parent-style-name="DefaultParagraphFont" style:family="text">
      <style:text-properties fo:color="#212121"/>
    </style:style>
    <style:style style:name="T34"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35" style:parent-style-name="DefaultParagraphFont" style:family="text">
      <style:text-properties style:font-name="Calibri, sans-serif" fo:color="#FF0000" fo:font-size="10.5pt" style:font-size-asian="10.5pt" fo:background-color="#FFFFFF" style:text-underline-type="single" style:text-underline-style="solid" style:text-underline-width="auto" style:text-underline-mode="continuous"/>
    </style:style>
    <style:style style:name="T36"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37"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38" style:parent-style-name="DefaultParagraphFont" style:family="text">
      <style:text-properties style:font-name="Calibri, sans-serif" fo:color="#FF0000" fo:font-size="10.5pt" style:font-size-asian="10.5pt" fo:background-color="#FFFFFF" style:text-underline-type="single" style:text-underline-style="solid" style:text-underline-width="auto" style:text-underline-mode="continuous"/>
    </style:style>
    <style:style style:name="T39"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40"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41" style:parent-style-name="Quotations" style:list-style-name="LFO6" style:family="paragraph">
      <style:paragraph-properties fo:margin-bottom="0in" fo:margin-left="0.3937in" fo:text-indent="0in" fo:background-color="#FFFFFF">
        <style:tab-stops/>
      </style:paragraph-properties>
    </style:style>
    <style:style style:name="T42" style:parent-style-name="DefaultParagraphFont" style:family="text">
      <style:text-properties style:font-name="Calibri, sans-serif" fo:color="#212121" fo:font-size="11pt" style:font-size-asian="11pt"/>
    </style:style>
    <style:style style:name="T43" style:parent-style-name="DefaultParagraphFont" style:family="text">
      <style:text-properties style:font-name="Calibri, sans-serif" fo:color="#212121" fo:font-size="11pt" style:font-size-asian="11pt"/>
    </style:style>
    <style:style style:name="T44" style:parent-style-name="DefaultParagraphFont" style:family="text">
      <style:text-properties fo:color="#212121"/>
    </style:style>
    <style:style style:name="T45"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46"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47" style:parent-style-name="Quotations" style:list-style-name="LFO7" style:family="paragraph">
      <style:paragraph-properties fo:margin-bottom="0in" fo:margin-left="0.3937in" fo:text-indent="0in" fo:background-color="#FFFFFF">
        <style:tab-stops/>
      </style:paragraph-properties>
    </style:style>
    <style:style style:name="T48" style:parent-style-name="DefaultParagraphFont" style:family="text">
      <style:text-properties style:font-name="Calibri, sans-serif" fo:color="#212121" fo:font-size="11pt" style:font-size-asian="11pt"/>
    </style:style>
    <style:style style:name="T49" style:parent-style-name="DefaultParagraphFont" style:family="text">
      <style:text-properties fo:color="#FF0000" style:text-underline-type="single" style:text-underline-style="solid" style:text-underline-width="auto" style:text-underline-mode="continuous"/>
    </style:style>
    <style:style style:name="T50"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51" style:parent-style-name="Quotations" style:list-style-name="LFO8" style:family="paragraph">
      <style:paragraph-properties fo:margin-bottom="0in" fo:margin-left="0.3937in" fo:text-indent="0in" fo:background-color="#FFFFFF">
        <style:tab-stops/>
      </style:paragraph-properties>
    </style:style>
    <style:style style:name="T52" style:parent-style-name="DefaultParagraphFont" style:family="text">
      <style:text-properties style:font-name="Calibri, sans-serif" fo:color="#212121" fo:font-size="11pt" style:font-size-asian="11pt"/>
    </style:style>
    <style:style style:name="T53" style:parent-style-name="DefaultParagraphFont" style:family="text">
      <style:text-properties fo:color="#FF0000" style:text-underline-type="single" style:text-underline-style="solid" style:text-underline-width="auto" style:text-underline-mode="continuous"/>
    </style:style>
    <style:style style:name="T54"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55" style:parent-style-name="Quotations" style:list-style-name="LFO9" style:family="paragraph">
      <style:paragraph-properties fo:margin-bottom="0in" fo:margin-left="0.3937in" fo:text-indent="0in" fo:background-color="#FFFFFF">
        <style:tab-stops/>
      </style:paragraph-properties>
    </style:style>
    <style:style style:name="T56" style:parent-style-name="DefaultParagraphFont" style:family="text">
      <style:text-properties style:font-name="Calibri, sans-serif" fo:color="#212121" fo:font-size="11pt" style:font-size-asian="11pt"/>
    </style:style>
    <style:style style:name="T57" style:parent-style-name="DefaultParagraphFont" style:family="text">
      <style:text-properties style:font-name="Calibri, sans-serif" fo:color="#212121" fo:font-size="11pt" style:font-size-asian="11pt"/>
    </style:style>
    <style:style style:name="T58" style:parent-style-name="DefaultParagraphFont" style:family="text">
      <style:text-properties style:font-name="Calibri, sans-serif" fo:color="#212121" fo:font-size="11pt" style:font-size-asian="11pt" style:text-underline-type="single" style:text-underline-style="solid" style:text-underline-width="auto" style:text-underline-mode="continuous"/>
    </style:style>
    <style:style style:name="T59" style:parent-style-name="DefaultParagraphFont" style:family="text">
      <style:text-properties fo:color="#FF0000" style:text-underline-type="single" style:text-underline-style="solid" style:text-underline-width="auto" style:text-underline-mode="continuous"/>
    </style:style>
    <style:style style:name="T60"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office:automatic-styles>
  <office:body>
    <office:text text:use-soft-page-breaks="true">
      <text:p text:style-name="P1">Revision memo:</text:p>
      <text:p text:style-name="P2"><text:span text:style-name="T3">Specific points</text:span><text:span text:style-name="T4">:</text:span></text:p>
      <text:list text:style-name="LFO1" text:continue-numbering="true">
        <text:list-item>
          <text:p text:style-name="P5"><text:span text:style-name="T6">Clarification is needed on the various sample sizes. How many smallholders were interviewed in each wave? Table 2 provides different numbers of<text:s/></text:span><text:span text:style-name="T7">observations for different variables. Please provide an extra paragraph on how farmers were selected in each wave with sample sizes and include information about the quality of this data, how much was actually used in the analysis?  etc.</text:span></text:p>
        </text:list-item>
      </text:list>
      <text:p text:style-name="P8">Not sure what would be the best approach here. Our descriptive statistics refer to only wave 1. Maybe we should also add the same for wave 2 in another table? I do not know how exactly the farmers were selected. Where can I find this information? Or if it is easier for one<text:s/>of you to add this paragraph, let me know. </text:p>
      <text:p text:style-name="Normal">We added a subsection 3.1 “Sample” which provides information on how farmers were selected<text:s/>and on<text:s/>the farmer sample sizes. Note that our descriptive statistics only include wave 1 because this information wasn’t collected twice as it is unlikely to change within one year.</text:p>
      <text:p text:style-name="Normal"/>
      <text:list text:style-name="LFO2" text:continue-numbering="true">
        <text:list-item>
          <text:p text:style-name="P9"><text:span text:style-name="T10">It is not clear why there were two waves of data collection (2021 &amp; 2022) rather than just one. Also, was the data from these waves pooled for estimating the regression equations? Equation 1 does not have time s</text:span><text:span text:style-name="T11">ubscripts suggesting pooling occurred while the text says the time scripts were left out for simplicity. Considerably more effort is needed to describe the structure of the sample. If pooling occurred, were dummies used for each wave?</text:span></text:p>
        </text:list-item>
      </text:list>
      <text:p text:style-name="P12"/>
      <text:p text:style-name="P13">It is a bit of a stretch to say that we collected two waves of data. We collected data once. Ratings were organized twice, to makes sure we had enough ratings. Data for the ratings were pooled.</text:p>
      <text:p text:style-name="P14"/>
      <text:p text:style-name="P15">It is also important to note that we do not estimate equation one – this is just used as a starting point to explain the issues related to the dyadic nature of the data and the models we do estimate: between-models (4) and farmer fixed effects models (7). A dummy for each wave in the between-models of (4) would be absorbed in the constant, as each agro-input dealer will have been ranked by the same farmers in both rounds so the average will always be 0.5 (which will be perfectly collinear with the included constant). A dummy for each wave in the fixed-effects model (7) would also contribute little to the analysis, as the within variation for this will be the same for all farmers.</text:p>
      <text:p text:style-name="P16"/>
      <text:p text:style-name="P17">Changes made to the text: We have removed the footnote on the time index, as this seemed to suggest we are dealing with time series data. Furthermore, the better description of the selection of farmers, sample sizes etc added as a response to the previous point should also clarify things.</text:p>
      <text:p text:style-name="P18"/>
      <text:list text:style-name="LFO3" text:continue-numbering="true">
        <text:list-item>
          <text:p text:style-name="P19"><text:span text:style-name="T20">The number of dealers in the sample is also not clear. In the text it says there were 350 then later in Table 1 there<text:s/></text:span><text:span text:style-name="T21">appears to be around 190. Please describe how this information was selected and gathered and what quality issues led to the smaller sample being used for estimation.</text:span></text:p>
        </text:list-item>
      </text:list>
      <text:p text:style-name="Quotations"><text:span text:style-name="T22">​</text:span><text:span text:style-name="T23">We need to mention here that all dealers were not rated?</text:span></text:p>
      <text:p text:style-name="Normal">We added a subsection 3.1 “Sample” which also provides information on the dealer sample sizes.</text:p>
      <text:p text:style-name="Normal"/>
      <text:list text:style-name="LFO4" text:continue-numbering="true">
        <text:list-item>
          <text:p text:style-name="P24"><text:span text:style-name="T25">The dealers were clustered into</text:span><text:span text:style-name="T26"><text:s/>"catchments" using proximity data. How many clusters were obtained and what does the distribution of catchment sizes look like?</text:span></text:p>
        </text:list-item>
      </text:list>
      <text:soft-page-break/>
      <text:p text:style-name="Quotations"><text:span text:style-name="T27">​</text:span><text:span text:style-name="T28">Do we already have this information in another paper or analysis done? If not, where can I find this catchment area informati</text:span><text:span text:style-name="T29">on?</text:span></text:p>
      <text:p text:style-name="Normal">We added a subsection 3.1 “Sample” which also provides information on the catchment areas (number, mean, min, max).</text:p>
      <text:p text:style-name="Normal"/>
      <text:list text:style-name="LFO5" text:continue-numbering="true">
        <text:list-item>
          <text:p text:style-name="P30"><text:span text:style-name="T31">Table 1: This table is about dealer attributes. So, why is there a row called "Distance between farmer and shop"? What does this mean? Also, the data entry is 49km. Are farmers 49km from somewhere? Finally, Table 2 reports "Homestead distance to neares</text:span><text:span text:style-name="T32">t agro-input shop" as 3.8km. Is this inconsistent with data in Table 1?</text:span></text:p>
        </text:list-item>
      </text:list>
      <text:p text:style-name="Quotations"><text:span text:style-name="T33">​</text:span><text:span text:style-name="T34">We need to make it clearer here that </text:span><text:span text:style-name="T35">"Distance between farmer and shop"</text:span><text:span text:style-name="T36"><text:s/>is calculated using GPS coordinates and the numbers mean the farmer is 49 km away from the shop. On the other<text:s/></text:span><text:span text:style-name="T37">hand, based on what the farmer is reporting as the distance is what is mentioned for </text:span><text:span text:style-name="T38">"Homestead distance to nearest agro-input shop</text:span><text:span text:style-name="T39">". However, I am wondering that always the GPS coordinates would not have been the homestead and the homestead could be furth</text:span><text:span text:style-name="T40">er away from the GPS location? That would explain the inconsistency and we should mention that too?</text:span></text:p>
      <text:list text:style-name="LFO6" text:continue-numbering="true">
        <text:list-item>
          <text:p text:style-name="P41"><text:span text:style-name="T42">Results: Is it possible women dealers face discrimination from upstream in the value chain that makes it difficult for them to provide good quality seed? Th</text:span><text:span text:style-name="T43">is would imply some of the smallholder bias identified in the study was objective. I appreciate the price was controlled in the regressions however I was not clear about controls for quality in this context.</text:span></text:p>
        </text:list-item>
      </text:list>
      <text:p text:style-name="Quotations"><text:span text:style-name="T44">​</text:span><text:span text:style-name="T45">I am not sure I understand this comment. I wil</text:span><text:span text:style-name="T46">l think about the context. I do not see any issue myself with controlling for quality. </text:span></text:p>
      <text:list text:style-name="LFO7" text:continue-numbering="true">
        <text:list-item>
          <text:p text:style-name="P47"><text:span text:style-name="T48">Results: According to Table 2, 20% of smallholders were women, presumably widows. Were they similarly biased to their male counterparts? More estimation is needed here.</text:span></text:p>
        </text:list-item>
      </text:list>
      <text:p text:style-name="Quotations"><text:span text:style-name="T49">​</text:span><text:span text:style-name="T50">I believe what is being suggested here is an interaction? If female smallholders rate male dealers higher or lower. Correct me if my interpretation is wrong.</text:span></text:p>
      <text:list text:style-name="LFO8" text:continue-numbering="true">
        <text:list-item>
          <text:p text:style-name="P51"><text:span text:style-name="T52">Find "the the" in the text and correct. </text:span></text:p>
        </text:list-item>
      </text:list>
      <text:p text:style-name="Quotations"><text:span text:style-name="T53">​</text:span><text:span text:style-name="T54">I will fix this. </text:span></text:p>
      <text:list text:style-name="LFO9" text:continue-numbering="true">
        <text:list-item>
          <text:p text:style-name="P55"><text:span text:style-name="T56">Also, find "we asked farmer to<text:s/></text:span><text:span text:style-name="T57">rate" aka farmer</text:span><text:span text:style-name="T58">s.</text:span></text:p>
        </text:list-item>
      </text:list>
      <text:p text:style-name="Quotations"><text:span text:style-name="T59">​</text:span><text:span text:style-name="T60">Will fix this too. </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ListParagraph" style:display-name="List Paragraph" style:family="paragraph" style:parent-style-name="Normal">
      <style:paragraph-properties style:vertical-align="auto" fo:margin-left="0.5in">
        <style:tab-stops/>
      </style:paragraph-properties>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aroline Miehe</meta:initial-creator>
    <dc:creator>Caroline Miehe</dc:creator>
    <meta:creation-date>2022-07-06T12:57:00Z</meta:creation-date>
    <dc:date>2022-07-06T12:57:00Z</dc:date>
    <meta:template xlink:href="Normal" xlink:type="simple"/>
    <meta:editing-cycles>2</meta:editing-cycles>
    <meta:editing-duration>PT0S</meta:editing-duration>
    <meta:document-statistic meta:page-count="2" meta:paragraph-count="10" meta:word-count="790" meta:character-count="5286" meta:row-count="37" meta:non-whitespace-character-count="4506"/>
  </office:meta>
</office:document-meta>
</file>